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2" style:family="table-column">
      <style:table-column-properties fo:break-before="auto" style:column-width="2.258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co106" style:family="table-column">
      <style:table-column-properties fo:break-before="auto" style:column-width="6.983cm"/>
    </style:style>
    <style:style style:name="co107" style:family="table-column">
      <style:table-column-properties fo:break-before="auto" style:column-width="12.227cm"/>
    </style:style>
    <style:style style:name="co108" style:family="table-column">
      <style:table-column-properties fo:break-before="auto" style:column-width="16.815cm"/>
    </style:style>
    <style:style style:name="co109" style:family="table-column">
      <style:table-column-properties fo:break-before="auto" style:column-width="15.21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7" style:family="table-cell" style:parent-style-name="Default">
      <style:text-properties fo:font-weight="bold" style:font-weight-asian="bold" style:font-weight-complex="bold"/>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ce11" style:family="table-cell" style:parent-style-name="Default">
      <style:text-properties fo:font-weight="bold" style:font-weight-asian="bold" style:font-weight-complex="bold"/>
    </style: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size-asian="12pt" style:font-name-complex="AndaleMono" style:font-size-complex="12pt"/>
    </style:style>
    <style:style style:name="T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6"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ndaleMono" fo:font-size="12pt" style:font-name-asian="AndaleMono" style:font-name-complex="AndaleMono" style:font-size-asian="12pt" style:font-size-complex="12pt"/>
    </style:style>
    <style:style style:name="T8"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0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1"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2"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3" office:value-type="string" calcext:value-type="string">
            <text:p>(from <text:span text:style-name="T7">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8"><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14"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15"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14" office:value-type="string" calcext:value-type="string">
            <text:p><text:a xlink:href="https://cerisy-colloques.fr/territoiressolidaires2019/" xlink:type="simple">https://cerisy-colloques.fr/territoiressolidaires2019/</text:a></text:p>
          </table:table-cell>
        </table:table-row>
        <table:table-row table:style-name="ro1">
          <table:table-cell table:style-name="ce14" office:value-type="string" calcext:value-type="string">
            <text:p><text:a xlink:href="https://www.oulipo.net/fr/ppp-le-poeme-adresse-du-jour" xlink:type="simple">https://www.oulipo.net/fr/ppp-le-poeme-adresse-du-jour</text:a></text:p>
          </table:table-cell>
        </table:table-row>
      </table:table>
      <table:table table:name="Geo" table:style-name="ta1"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2"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14"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14"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14"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14"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1" office:value-type="string" calcext:value-type="string">
            <text:p>Stack overflow developer survey</text:p>
          </table:table-cell>
          <table:table-cell/>
        </table:table-row>
        <table:table-row table:style-name="ro1">
          <table:table-cell table:style-name="ce14"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14"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14"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14"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6" office:value-type="string" calcext:value-type="string">
            <text:p><text:span text:style-name="T9"><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14"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14" office:value-type="string" calcext:value-type="string">
            <text:p><text:a xlink:href="https://i4oc.org/" xlink:type="simple">https://i4oc.org/</text:a></text:p>
          </table:table-cell>
          <table:table-cell table:number-columns-repeated="8"/>
        </table:table-row>
        <table:table-row table:style-name="ro1">
          <table:table-cell table:style-name="ce28"/>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14"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14"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30"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10">(lamp github </text:span><text:span text:style-name="T10"><text:a xlink:href="https://github.com/lampepfl" xlink:type="simple">https://github.com/lampepfl</text:a></text:span><text:span text:style-name="T10">)</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14"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14"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14"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14"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14"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14"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30"/>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30"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14"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14"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14"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14"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14"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14"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107" table:default-cell-style-name="Default"/>
        <table:table-column table:style-name="co108" table:default-cell-style-name="Default"/>
        <table:table-column table:style-name="co10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8"><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14"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14"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14"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14"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2"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14"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14"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14"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16" office:value-type="string" calcext:value-type="string">
            <text:p><text:span text:style-name="T9"><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9"><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16" office:value-type="string" calcext:value-type="string">
            <text:p><text:span text:style-name="T9"><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16" office:value-type="string" calcext:value-type="string">
            <text:p><text:span text:style-name="T9"><text:a xlink:href="https://scholar.google.fr/scholar?hl=fr&amp;as_sdt=0%2C5&amp;q=south+africa+transportation+pre-apartheid&amp;btnG" xlink:type="simple">https://scholar.google.fr/scholar?hl=fr&amp;as_sdt=0%2C5&amp;q=south+africa+transportation+pre-apartheid&amp;btnG</text:a></text:span><text:span text:style-name="T9">=</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8"><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office:forms form:automatic-focus="false" form:apply-design-mode="false"/>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3-11-30T10:44:54.326436851</dc:date>
    <meta:editing-duration>P200DT6H35M29S</meta:editing-duration>
    <meta:editing-cycles>749</meta:editing-cycles>
    <meta:generator>LibreOffice/7.3.7.2$Linux_X86_64 LibreOffice_project/30$Build-2</meta:generator>
    <meta:document-statistic meta:table-count="85" meta:cell-count="1291" meta:object-count="1"/>
    <meta:user-defined meta:name=""/>
  </office:meta>
</office:document-meta>
</file>